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6322" officeooo:paragraph-rsid="00176322"/>
    </style:style>
    <style:style style:name="P2" style:family="paragraph" style:parent-style-name="Standard">
      <style:text-properties officeooo:rsid="00183af4" officeooo:paragraph-rsid="00183af4"/>
    </style:style>
    <style:style style:name="P3" style:family="paragraph" style:parent-style-name="Standard">
      <style:text-properties officeooo:rsid="001a0ca0" officeooo:paragraph-rsid="001a0c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include &lt;opencv2/opencv.hpp&gt;</text:p>
      <text:p text:style-name="P3">#include&lt;iostream&gt;</text:p>
      <text:p text:style-name="P3">#include &lt;math.h&gt;</text:p>
      <text:p text:style-name="P3">using namespace cv;</text:p>
      <text:p text:style-name="P3">using namespace std;</text:p>
      <text:p text:style-name="P3"/>
      <text:p text:style-name="P3">float radius=6367449;</text:p>
      <text:p text:style-name="P3"/>
      <text:p text:style-name="P3">// wrong value</text:p>
      <text:p text:style-name="P3">float a=1;</text:p>
      <text:p text:style-name="P3"/>
      <text:p text:style-name="P3">float alpha=1;</text:p>
      <text:p text:style-name="P3">float beta=1;</text:p>
      <text:p text:style-name="P3">float megnetometer_reading =45;</text:p>
      <text:p text:style-name="P3"><text:tab/>float latitude=28.7293;</text:p>
      <text:p text:style-name="P3"><text:tab/>float logitude=77.8593;</text:p>
      <text:p text:style-name="P3"><text:tab/>float pi=3.144;</text:p>
      <text:p text:style-name="P3"/>
      <text:p text:style-name="P3">Mat cvt_gray( Mat image1);</text:p>
      <text:p text:style-name="P3"/>
      <text:p text:style-name="P3">Mat cvt_gray( Mat image1){</text:p>
      <text:p text:style-name="P3">Mat dest;</text:p>
      <text:p text:style-name="P3">cvtColor(image1,dest,CV_BGR2GRAY);</text:p>
      <text:p text:style-name="P3">imshow("gray",dest);</text:p>
      <text:p text:style-name="P3">return dest;</text:p>
      <text:p text:style-name="P3">}</text:p>
      <text:p text:style-name="P3"/>
      <text:p text:style-name="P3">//Point position(Mat image,Point co_ordinate,float megnetometer,float height,float aparture,Point image_position);</text:p>
      <text:p text:style-name="P3">//</text:p>
      <text:p text:style-name="P3">//Point position(Mat image,Point co_ordinate,float megnetometer,float height,float aparture,Point image_position)</text:p>
      <text:p text:style-name="P3">//{</text:p>
      <text:p text:style-name="P3">//</text:p>
      <text:p text:style-name="P3">//<text:tab/>return</text:p>
      <text:p text:style-name="P3">//}</text:p>
      <text:p text:style-name="P3"/>
      <text:p text:style-name="P3"/>
      <text:p text:style-name="P3">Point2f contour(Mat dest);</text:p>
      <text:p text:style-name="P3">Point2f contour(Mat dest){</text:p>
      <text:p text:style-name="P3"/>
      <text:p text:style-name="P3"/>
      <text:p text:style-name="P3"><text:tab/>Point pt;</text:p>
      <text:p text:style-name="P3"><text:tab/>vector&lt;vector&lt;Point&gt; &gt; contours1;</text:p>
      <text:p text:style-name="P3"><text:tab/> <text:s/>vector&lt;Vec4i&gt; hierarchy;</text:p>
      <text:p text:style-name="P3">findContours(dest.clone(),contours1,hierarchy,CV_RETR_TREE,CV_CHAIN_APPROX_SIMPLE);</text:p>
      <text:p text:style-name="P3"><text:tab/>drawContours(dest,contours1,-1,Scalar(150,111,155),2);</text:p>
      <text:p text:style-name="P3"><text:tab/>imshow("countour_output",dest);</text:p>
      <text:p text:style-name="P3"><text:tab/>//cout&lt;&lt;contours1.size()&lt;&lt;endl;</text:p>
      <text:p text:style-name="P3"/>
      <text:p text:style-name="P3"><text:tab/>for(int i=0;i&lt;contours1.size();i++){</text:p>
      <text:p text:style-name="P3"><text:soft-page-break/></text:p>
      <text:p text:style-name="P3"><text:tab/><text:tab/>cout&lt;&lt;contours1.size()&lt;&lt;endl;</text:p>
      <text:p text:style-name="P3"/>
      <text:p text:style-name="P3"><text:s/>double cont =contourArea(contours1[i],false);</text:p>
      <text:p text:style-name="P3"/>
      <text:p text:style-name="P3"><text:s text:c="5"/>cout&lt;&lt;cont&lt;&lt;endl;</text:p>
      <text:p text:style-name="P3"/>
      <text:p text:style-name="P3"/>
      <text:p text:style-name="P3">//////// putText(dest,"h2",Point(t.x,t.y),CV_FONT_NORMAL,1,Scalar(115,225,225),1);</text:p>
      <text:p text:style-name="P3">// <text:s text:c="3"/>imshow("text",dest);</text:p>
      <text:p text:style-name="P3"><text:tab/>Moments mymoments = moments(contours1[i]);</text:p>
      <text:p text:style-name="P3"><text:tab/>double m01 = mymoments.m01;</text:p>
      <text:p text:style-name="P3"><text:s text:c="4"/>double m10 = mymoments.m10;</text:p>
      <text:p text:style-name="P3"><text:tab/>double m00 = mymoments.m00;</text:p>
      <text:p text:style-name="P3"/>
      <text:p text:style-name="P3"/>
      <text:p text:style-name="P3"><text:tab/>if(m00 &gt; 100)<text:tab/>{</text:p>
      <text:p text:style-name="P3"><text:tab/><text:tab/>pt.x = m10/m00;</text:p>
      <text:p text:style-name="P3"><text:tab/><text:tab/>pt.y= <text:s/>m01/m00;</text:p>
      <text:p text:style-name="P3"><text:tab/>}</text:p>
      <text:p text:style-name="P3">cout&lt;&lt;"point coordinate "&lt;&lt;pt&lt;&lt;endl;</text:p>
      <text:p text:style-name="P3"><text:tab/>}</text:p>
      <text:p text:style-name="P3">return pt;</text:p>
      <text:p text:style-name="P3">}</text:p>
      <text:p text:style-name="P3"/>
      <text:p text:style-name="P3">int main(int argc, char** argv) {</text:p>
      <text:p text:style-name="P3"><text:tab/>//Mat <text:s/>inputImage;</text:p>
      <text:p text:style-name="P3"><text:tab/>Mat input_image = imread("check");</text:p>
      <text:p text:style-name="P3"><text:tab/>Point centre_of_image;</text:p>
      <text:p text:style-name="P3"/>
      <text:p text:style-name="P3"><text:tab/>centre_of_image.x=input_image.rows/2;</text:p>
      <text:p text:style-name="P3"><text:tab/>centre_of_image.y=input_image.cols/2;</text:p>
      <text:p text:style-name="P3"/>
      <text:p text:style-name="P3"/>
      <text:p text:style-name="P3"><text:tab/>imshow("Input Image", input_image);</text:p>
      <text:p text:style-name="P3"><text:s/>Mat cvt=cvt_gray(input_image);</text:p>
      <text:p text:style-name="P3"/>
      <text:p text:style-name="P3"><text:s/>Point position_in_image=contour(cvt);</text:p>
      <text:p text:style-name="P3">cout&lt;&lt;" <text:s text:c="2"/>ccccccccccc <text:s text:c="2"/>"&lt;&lt;centre_of_image&lt;&lt;endl;</text:p>
      <text:p text:style-name="P3"><text:tab/>Point2f difference;</text:p>
      <text:p text:style-name="P3"/>
      <text:p text:style-name="P3"><text:tab/> difference.x=centre_of_image.x-position_in_image.x;</text:p>
      <text:p text:style-name="P3"><text:tab/> difference.y=centre_of_image.y-position_in_image.y;</text:p>
      <text:p text:style-name="P3"><text:tab/>cout&lt;&lt;"  difference"&lt;&lt;difference&lt;&lt;endl;</text:p>
      <text:p text:style-name="P3"/>
      <text:p text:style-name="P3"/>
      <text:p text:style-name="P3">// Point pos=position( cvt, co_ordinate,megnetometer, height, aparture, image_position);</text:p>
      <text:p text:style-name="P3"><text:tab/>// in image points</text:p>
      <text:p text:style-name="P3"><text:tab/>// // multiplying factor</text:p>
      <text:p text:style-name="P3"/>
      <text:p text:style-name="P3"><text:tab/>//</text:p>
      <text:p text:style-name="P3"><text:tab/>////image position wrst to ground</text:p>
      <text:p text:style-name="P3"><text:soft-page-break/><text:tab/>Point2f distance_of_object_in_ground;</text:p>
      <text:p text:style-name="P3"><text:tab/>// megnetometer rreading</text:p>
      <text:p text:style-name="P3"/>
      <text:p text:style-name="P3"/>
      <text:p text:style-name="P3"><text:tab/>// accurate readings in horizontal and vertical distance</text:p>
      <text:p text:style-name="P3"/>
      <text:p text:style-name="P3">//<text:tab/>distance_of_object_in_ground.x=alpha*difference.x*cosf(megnetometer_reading);</text:p>
      <text:p text:style-name="P3">//<text:tab/>distance_of_object_in_ground.y=beta*difference.y*sinf(megnetometer_reading);</text:p>
      <text:p text:style-name="P3"/>
      <text:p text:style-name="P3"><text:tab/>distance_of_object_in_ground.x=353.55;</text:p>
      <text:p text:style-name="P3"><text:tab/><text:tab/>distance_of_object_in_ground.y=353.55;</text:p>
      <text:p text:style-name="P3"/>
      <text:p text:style-name="P3"/>
      <text:p text:style-name="P3"/>
      <text:p text:style-name="P3"/>
      <text:p text:style-name="P3"><text:tab/>//  calculation of co_ordinates</text:p>
      <text:p text:style-name="P3"><text:tab/>// <text:s/>latitude and logitude </text:p>
      <text:p text:style-name="P3"><text:tab/>//  1seconds =30.715 meter</text:p>
      <text:p text:style-name="P3"><text:tab/>//  1 minuts = 1834 meter</text:p>
      <text:p text:style-name="P3"><text:tab/>//    6,378,137 m </text:p>
      <text:p text:style-name="P3"><text:tab/>// <text:s/>a=0.99664719</text:p>
      <text:p text:style-name="P3"><text:tab/>// // logitude </text:p>
      <text:p text:style-name="P3"><text:tab/>//</text:p>
      <text:p text:style-name="P3"/>
      <text:p text:style-name="P3"><text:tab/>// // no. of logitude </text:p>
      <text:p text:style-name="P3"/>
      <text:p text:style-name="P3"/>
      <text:p text:style-name="P3"/>
      <text:p text:style-name="P3"><text:tab/>float ta=a*tanf(latitude);</text:p>
      <text:p text:style-name="P3"/>
      <text:p text:style-name="P3"><text:tab/>float invers_of_tan=atanf(ta);</text:p>
      <text:p text:style-name="P3"/>
      <text:p text:style-name="P3"><text:tab/>//// meters in 1 degree</text:p>
      <text:p text:style-name="P3"><text:tab/>float position_of_logutude_in_meter=(pi/180)*radius*cosf(invers_of_tan);</text:p>
      <text:p text:style-name="P3"><text:tab/>//</text:p>
      <text:p text:style-name="P3"><text:tab/>//// meters in 1 seconds</text:p>
      <text:p text:style-name="P3"><text:tab/>float meters_in_one_seconds_of_logitude=position_of_logutude_in_meter/3600;</text:p>
      <text:p text:style-name="P3"/>
      <text:p text:style-name="P3"><text:tab/>//// degree in 1 seconds</text:p>
      <text:p text:style-name="P3"><text:tab/>//// degree_in_1_seconds = <text:s/>0.000277778; m</text:p>
      <text:p text:style-name="P3"><text:tab/>//</text:p>
      <text:p text:style-name="P3"><text:tab/>float degree_in_1_seconds = 0.000277778;</text:p>
      <text:p text:style-name="P3"/>
      <text:p text:style-name="P3"/>
      <text:p text:style-name="P3"/>
      <text:p text:style-name="P3"><text:tab/>float seconds_in_1_meter_of_logitude=1/meters_in_one_seconds_of_logitude;</text:p>
      <text:p text:style-name="P3"/>
      <text:p text:style-name="P3"><text:tab/> <text:s/>///horizontal distance calulation</text:p>
      <text:p text:style-name="P3"><text:tab/>float degree_in_1_meter_of_logitude_X=seconds_in_1_meter_of_logitude*degree_in_1_seconds;</text:p>
      <text:p text:style-name="P3"/>
      <text:p text:style-name="P3"/>
      <text:p text:style-name="P3"><text:soft-page-break/></text:p>
      <text:p text:style-name="P3">// <text:s/>-------------------------------------------------------------------------</text:p>
      <text:p text:style-name="P3"/>
      <text:p text:style-name="P3"><text:tab/>//----------------------vertical calculation</text:p>
      <text:p text:style-name="P3"/>
      <text:p text:style-name="P3"><text:tab/>//On the GRS80 or WGS84 spheroid at sea level at the equator, one latitudinal second measures</text:p>
      <text:p text:style-name="P3"><text:tab/>//30.715 metres,one latitudinal minute is 1843 metres and one latitudinal degree is 110.6 kilometres.</text:p>
      <text:p text:style-name="P3"/>
      <text:p text:style-name="P3"><text:tab/>float meters_in_1_seconds_latitude=30.715;</text:p>
      <text:p text:style-name="P3"><text:tab/>float <text:s/>seconds_in_1_meters=1/meters_in_1_seconds_latitude;</text:p>
      <text:p text:style-name="P3"><text:tab/>float <text:s/>degree_in_1_meters_of_litudelat_Y=degree_in_1_seconds*seconds_in_1_meters;</text:p>
      <text:p text:style-name="P3"/>
      <text:p text:style-name="P3"><text:tab/>///// CALCULATE <text:s/>LATITUDE AND LOGITDE OF REAL IMAGE</text:p>
      <text:p text:style-name="P3"/>
      <text:p text:style-name="P3"><text:tab/>Point2f deviation_in_degree;</text:p>
      <text:p text:style-name="P3"><text:tab/>deviation_in_degree.x= distance_of_object_in_ground.x*degree_in_1_meter_of_logitude_X;</text:p>
      <text:p text:style-name="P3"><text:tab/>deviation_in_degree.y=distance_of_object_in_ground.y*degree_in_1_meters_of_litudelat_Y;</text:p>
      <text:p text:style-name="P3"/>
      <text:p text:style-name="P3"><text:tab/>Point2f acctual;</text:p>
      <text:p text:style-name="P3"><text:tab/>acctual.x=deviation_in_degree.x+logitude;</text:p>
      <text:p text:style-name="P3"><text:tab/>acctual.y=deviation_in_degree.y+latitude;</text:p>
      <text:p text:style-name="P3"/>
      <text:p text:style-name="P3"><text:tab/>cout&lt;&lt;acctual&lt;&lt;"hkjh,ghggjhj"&lt;&lt;endl;</text:p>
      <text:p text:style-name="P3"><text:tab/><text:tab/>waitKey(0);</text:p>
      <text:p text:style-name="P3"><text:tab/>return 0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03:43:51.348836938</meta:creation-date>
    <dc:date>2017-03-12T04:04:13.799318702</dc:date>
    <meta:editing-duration>PT20M1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4" meta:paragraph-count="122" meta:word-count="338" meta:character-count="4158" meta:non-whitespace-character-count="3816"/>
  </office:meta>
</office:document-meta>
</file>